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ISOCPEUR3" svg:font-family="ISOCPEUR"/>
    <style:font-face style:name="Journal Cyr" svg:font-family="'Journal Cyr'"/>
    <style:font-face style:name="Arial1" svg:font-family="Arial" style:font-pitch="variable"/>
    <style:font-face style:name="GOST type B" svg:font-family="'GOST type B'" style:font-pitch="variable"/>
    <style:font-face style:name="ISOCPEUR2" svg:font-family="ISOCPEUR" style:font-pitch="variable"/>
    <style:font-face style:name="Journal Cyr1" svg:font-family="'Journal Cyr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ISOCPEUR" svg:font-family="ISOCPEUR, 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ISOCPEUR1" svg:font-family="ISOCPEUR, Arial" style:font-family-generic="swiss" style:font-pitch="variable"/>
    <style:font-face style:name="ISOCPEUR4" svg:font-family="ISOCPEUR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937cm" fo:min-width="2.5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vertical-align="middle" fo:min-height="0.48cm" fo:min-width="2.5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1.333cm" fo:min-width="2.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2.5cm" fo:min-width="2.5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556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9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1.643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687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137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draw:fill="none" fo:min-height="0.624cm"/>
      <style:paragraph-properties style:writing-mode="lr-tb"/>
    </style:style>
    <style:style style:name="gr14" style:family="graphic" style:parent-style-name="standard">
      <style:graphic-properties draw:stroke="none" draw:fill="none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0.476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fo:margin-left="0cm" fo:margin-right="0cm" fo:line-height="150%" fo:text-indent="0cm" style:text-autospace="none"/>
    </style:style>
    <style:style style:name="T1" style:family="text">
      <style:text-properties fo:color="#000000" loext:opacity="100%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2" style:family="text">
      <style:text-properties fo:color="#000000" loext:opacity="100%"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T3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4" style:family="text">
      <style:text-properties fo:color="#000000" loext:opacity="100%" style:font-name="Journal Cyr" fo:font-size="8pt" fo:font-style="italic" style:font-name-asian="Journal Cyr" style:font-size-asian="8pt" style:font-style-asian="italic" style:font-name-complex="Journal Cyr" style:font-size-complex="8pt" style:font-style-complex="italic"/>
    </style:style>
    <style:style style:name="T5" style:family="text">
      <style:text-properties fo:color="#000000" loext:opacity="100%" style:font-name="Arial" fo:font-size="8pt" fo:font-style="italic" style:font-name-asian="Arial" style:font-size-asian="8pt" style:font-style-asian="italic" style:font-name-complex="Arial" style:font-size-complex="8pt" style:font-style-complex="italic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GOST type B" fo:font-size="14pt" fo:font-style="italic" fo:text-shadow="none" style:text-underline-style="none" fo:font-weight="normal" style:letter-kerning="true" style:font-name-asian="GOST type B" style:font-size-asian="14pt" style:language-asian="ru" style:country-asian="RU" style:font-style-asian="italic" style:font-weight-asian="normal" style:font-name-complex="GOST type B" style:font-size-complex="14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GOST type B" fo:font-size="14pt" fo:language="ru" fo:country="RU" fo:font-style="italic" fo:text-shadow="none" style:text-underline-style="none" fo:font-weight="normal" style:letter-kerning="true" style:font-name-asian="GOST type B" style:font-size-asian="14pt" style:language-asian="ru" style:country-asian="RU" style:font-style-asian="italic" style:font-weight-asian="normal" style:font-name-complex="GOST type B" style:font-size-complex="14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GOST type B" fo:font-size="14pt" fo:language="uk" fo:country="UA" fo:font-style="italic" fo:text-shadow="none" style:text-underline-style="none" fo:font-weight="normal" style:letter-kerning="true" style:font-name-asian="GOST type B" style:font-size-asian="14pt" style:language-asian="ru" style:country-asian="RU" style:font-style-asian="italic" style:font-weight-asian="normal" style:font-name-complex="GOST type B" style:font-size-complex="14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10" style:family="text">
      <style:text-properties fo:color="#000000" loext:opacity="100%" style:font-name="Arial" fo:font-size="14pt" style:font-name-asian="Arial" style:font-size-asian="14pt" style:font-name-complex="Arial" style:font-size-complex="14pt"/>
    </style:style>
    <style:style style:name="T11" style:family="text">
      <style:text-properties fo:color="#000000" loext:opacity="100%" style:font-name="Arial" fo:font-size="12pt" fo:font-style="italic" style:text-underline-style="solid" style:text-underline-width="auto" style:text-underline-color="font-color" style:font-name-asian="Arial" style:font-size-asian="12pt" style:font-style-asian="italic" style:font-name-complex="Arial" style:font-size-complex="12pt" style:font-style-complex="italic"/>
    </style:style>
    <style:style style:name="T12" style:family="text">
      <style:text-properties fo:color="#000000" loext:opacity="100%"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2pt" fo:language="ru" fo:country="RU" fo:font-style="italic" fo:text-shadow="none" style:text-underline-style="none" fo:font-weight="normal" style:letter-kerning="true" style:font-name-asian="Arial" style:font-size-asian="12pt" style:language-asian="ru" style:country-asian="RU" style:font-style-asian="italic" style:font-weight-asian="normal" style:font-name-complex="Arial" style:font-size-complex="12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ISOCPEUR3" fo:font-size="12pt" fo:font-style="italic" style:font-name-asian="ISOCPEUR3" style:font-size-asian="12pt" style:font-style-asian="italic" style:font-name-complex="ISOCPEUR3" style:font-size-complex="12pt" style:font-style-complex="italic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2pt" fo:font-style="italic" fo:text-shadow="none" style:text-underline-style="none" fo:font-weight="normal" style:letter-kerning="true" style:font-name-asian="Arial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gon draw:style-name="gr1" draw:text-style-name="P1" draw:layer="layout" svg:width="18.5cm" svg:height="27.533cm" svg:x="1.35cm" svg:y="1.332cm" svg:viewBox="0 0 18501 27534" draw:points="0,27534 18501,27534 18501,0 0,0">
          <text:p/>
        </draw:polygon>
        <draw:line draw:style-name="gr1" draw:text-style-name="P1" draw:layer="layout" svg:x1="1.35cm" svg:y1="26.432cm" svg:x2="19.85cm" svg:y2="26.432cm">
          <text:p/>
        </draw:line>
        <draw:line draw:style-name="gr2" draw:text-style-name="P1" draw:layer="layout" svg:x1="1.4cm" svg:y1="27.861cm" svg:x2="7.95cm" svg:y2="27.861cm">
          <text:p/>
        </draw:line>
        <draw:line draw:style-name="gr1" draw:text-style-name="P1" draw:layer="layout" svg:x1="3.19cm" svg:y1="24.932cm" svg:x2="3.19cm" svg:y2="28.835cm">
          <text:p/>
        </draw:line>
        <draw:line draw:style-name="gr1" draw:text-style-name="P1" draw:layer="layout" svg:x1="5.4cm" svg:y1="24.932cm" svg:x2="5.4cm" svg:y2="28.764cm">
          <text:p/>
        </draw:line>
        <draw:line draw:style-name="gr1" draw:text-style-name="P1" draw:layer="layout" svg:x1="6.9cm" svg:y1="24.932cm" svg:x2="6.9cm" svg:y2="28.764cm">
          <text:p/>
        </draw:line>
        <draw:line draw:style-name="gr1" draw:text-style-name="P1" draw:layer="layout" svg:x1="7.9cm" svg:y1="24.932cm" svg:x2="7.9cm" svg:y2="28.764cm">
          <text:p/>
        </draw:line>
        <draw:g>
          <draw:line draw:style-name="gr1" draw:text-style-name="P1" draw:layer="layout" svg:x1="2.1cm" svg:y1="24.944cm" svg:x2="2.1cm" svg:y2="26.431cm">
            <text:p/>
          </draw:line>
          <draw:frame draw:style-name="gr3" draw:text-style-name="P1" draw:layer="layout" svg:width="1.488cm" svg:height="0.937cm" draw:transform="rotate (-1.5707963267949) translate (2.568cm 24.944cm)">
            <draw:text-box>
              <text:p/>
            </draw:text-box>
          </draw:frame>
        </draw:g>
        <draw:frame draw:style-name="gr4" draw:text-style-name="P3" draw:layer="layout" svg:width="0.7cm" svg:height="0.48cm" svg:x="1.4cm" svg:y="25.992cm">
          <draw:text-box>
            <text:p text:style-name="P2"><text:span text:style-name="T1">Зм.</text:span></text:p>
          </draw:text-box>
        </draw:frame>
        <draw:frame draw:style-name="gr4" draw:text-style-name="P3" draw:layer="layout" svg:width="1cm" svg:height="0.48cm" svg:x="2.1cm" svg:y="25.992cm">
          <draw:text-box>
            <text:p text:style-name="P2"><text:span text:style-name="T1">Лист</text:span></text:p>
          </draw:text-box>
        </draw:frame>
        <draw:frame draw:style-name="gr4" draw:text-style-name="P3" draw:layer="layout" svg:width="2.2cm" svg:height="0.48cm" svg:x="3.2cm" svg:y="25.992cm">
          <draw:text-box>
            <text:p text:style-name="P2"><text:span text:style-name="T1">№ </text:span><text:span text:style-name="T1">докум.</text:span></text:p>
          </draw:text-box>
        </draw:frame>
        <draw:frame draw:style-name="gr4" draw:text-style-name="P3" draw:layer="layout" svg:width="1cm" svg:height="0.48cm" svg:x="6.9cm" svg:y="25.992cm">
          <draw:text-box>
            <text:p text:style-name="P2"><text:span text:style-name="T1">Дата</text:span></text:p>
          </draw:text-box>
        </draw:frame>
        <draw:frame draw:style-name="gr4" draw:text-style-name="P3" draw:layer="layout" svg:width="1.5cm" svg:height="0.48cm" svg:x="5.4cm" svg:y="25.992cm">
          <draw:text-box>
            <text:p text:style-name="P2"><text:span text:style-name="T1">Підпис</text:span></text:p>
          </draw:text-box>
        </draw:frame>
        <draw:line draw:style-name="gr1" draw:text-style-name="P1" draw:layer="layout" svg:x1="1.4cm" svg:y1="25.957cm" svg:x2="7.899cm" svg:y2="25.957cm">
          <text:p/>
        </draw:line>
        <draw:frame draw:style-name="gr4" draw:text-style-name="P3" draw:layer="layout" svg:width="2.3cm" svg:height="0.48cm" svg:x="3.1cm" svg:y="28.82cm">
          <draw:text-box>
            <text:p text:style-name="P2"><text:span text:style-name="T2"><text:s text:c="5"/></text:span></text:p>
          </draw:text-box>
        </draw:frame>
        <draw:line draw:style-name="gr1" draw:text-style-name="P1" draw:layer="layout" svg:x1="1.35cm" svg:y1="24.932cm" svg:x2="19.85cm" svg:y2="24.932cm">
          <text:p/>
        </draw:line>
        <draw:line draw:style-name="gr2" draw:text-style-name="P1" draw:layer="layout" svg:x1="1.35cm" svg:y1="26.932cm" svg:x2="7.9cm" svg:y2="26.932cm">
          <text:p/>
        </draw:line>
        <draw:line draw:style-name="gr2" draw:text-style-name="P1" draw:layer="layout" svg:x1="1.35cm" svg:y1="27.432cm" svg:x2="7.9cm" svg:y2="27.432cm">
          <text:p/>
        </draw:line>
        <draw:line draw:style-name="gr2" draw:text-style-name="P1" draw:layer="layout" svg:x1="1.35cm" svg:y1="28.432cm" svg:x2="7.9cm" svg:y2="28.432cm">
          <text:p/>
        </draw:line>
        <draw:line draw:style-name="gr1" draw:text-style-name="P1" draw:layer="layout" svg:x1="14.754cm" svg:y1="26.432cm" svg:x2="14.754cm" svg:y2="28.83cm">
          <text:p/>
        </draw:line>
        <draw:line draw:style-name="gr1" draw:text-style-name="P1" draw:layer="layout" svg:x1="19.846cm" svg:y1="26.912cm" svg:x2="14.754cm" svg:y2="26.912cm">
          <text:p/>
        </draw:line>
        <draw:line draw:style-name="gr1" draw:text-style-name="P1" draw:layer="layout" svg:x1="19.846cm" svg:y1="27.432cm" svg:x2="14.754cm" svg:y2="27.432cm">
          <text:p/>
        </draw:line>
        <draw:line draw:style-name="gr1" draw:text-style-name="P1" draw:layer="layout" svg:x1="18.013cm" svg:y1="26.432cm" svg:x2="18.013cm" svg:y2="27.431cm">
          <text:p/>
        </draw:line>
        <draw:line draw:style-name="gr1" draw:text-style-name="P1" draw:layer="layout" svg:x1="16.281cm" svg:y1="26.432cm" svg:x2="16.281cm" svg:y2="27.431cm">
          <text:p/>
        </draw:line>
        <draw:line draw:style-name="gr2" draw:text-style-name="P1" draw:layer="layout" svg:x1="15.263cm" svg:y1="26.912cm" svg:x2="15.263cm" svg:y2="27.432cm">
          <text:p/>
        </draw:line>
        <draw:line draw:style-name="gr2" draw:text-style-name="P1" draw:layer="layout" svg:x1="15.772cm" svg:y1="26.912cm" svg:x2="15.772cm" svg:y2="27.432cm">
          <text:p/>
        </draw:line>
        <draw:frame draw:style-name="gr4" draw:text-style-name="P3" draw:layer="layout" svg:width="1.324cm" svg:height="0.48cm" svg:x="14.754cm" svg:y="26.432cm">
          <draw:text-box>
            <text:p text:style-name="P2"><text:span text:style-name="T1">Літера</text:span></text:p>
          </draw:text-box>
        </draw:frame>
        <draw:frame draw:style-name="gr4" draw:text-style-name="P3" draw:layer="layout" svg:width="2.037cm" svg:height="0.48cm" svg:x="16.082cm" svg:y="26.452cm">
          <draw:text-box>
            <text:p text:style-name="P2"><text:span text:style-name="T1">Аркуш</text:span></text:p>
          </draw:text-box>
        </draw:frame>
        <draw:frame draw:style-name="gr4" draw:text-style-name="P3" draw:layer="layout" svg:width="2.979cm" svg:height="0.48cm" svg:x="17.5cm" svg:y="26.452cm">
          <draw:text-box>
            <text:p text:style-name="P2"><text:span text:style-name="T1">Аркушів</text:span></text:p>
          </draw:text-box>
        </draw:frame>
        <draw:frame draw:style-name="gr5" draw:text-style-name="P4" draw:layer="layout" svg:width="5.2cm" svg:height="1.333cm" svg:x="14.8cm" svg:y="27.506cm">
          <draw:text-box>
            <text:p text:style-name="P2"><text:span text:style-name="T3">ВНТУ гр.МНТ-17б</text:span></text:p>
          </draw:text-box>
        </draw:frame>
        <draw:frame draw:style-name="gr4" draw:text-style-name="P3" draw:layer="layout" svg:width="1.732cm" svg:height="0.48cm" svg:x="1.334cm" svg:y="26.471cm">
          <draw:text-box>
            <text:p text:style-name="P2"><text:span text:style-name="T1">Розробив</text:span></text:p>
          </draw:text-box>
        </draw:frame>
        <draw:frame draw:style-name="gr4" draw:text-style-name="P3" draw:layer="layout" svg:width="1.823cm" svg:height="0.48cm" svg:x="1.377cm" svg:y="26.95cm">
          <draw:text-box>
            <text:p text:style-name="P2"><text:span text:style-name="T1">Перевірив</text:span></text:p>
          </draw:text-box>
        </draw:frame>
        <draw:frame draw:style-name="gr4" draw:text-style-name="P3" draw:layer="layout" svg:width="1.732cm" svg:height="0.48cm" svg:x="1.369cm" svg:y="27.992cm">
          <draw:text-box>
            <text:p text:style-name="P2"><text:span text:style-name="T1">Н. контр.</text:span></text:p>
          </draw:text-box>
        </draw:frame>
        <draw:frame draw:style-name="gr4" draw:text-style-name="P3" draw:layer="layout" svg:width="1.75cm" svg:height="0.48cm" svg:x="1.325cm" svg:y="28.432cm">
          <draw:text-box>
            <text:p text:style-name="P2"><text:span text:style-name="T1">Затверд.</text:span></text:p>
          </draw:text-box>
        </draw:frame>
        <draw:frame draw:style-name="gr6" draw:text-style-name="P3" draw:layer="layout" svg:width="6.752cm" svg:height="2.5cm" svg:x="7.9cm" svg:y="26.442cm">
          <draw:text-box>
            <text:p text:style-name="P2"><text:span text:style-name="T3">Шаховий годинник</text:span></text:p>
          </draw:text-box>
        </draw:frame>
        <draw:frame draw:style-name="gr4" draw:text-style-name="P3" draw:layer="layout" svg:width="3cm" svg:height="0.48cm" svg:x="2.8cm" svg:y="26.95cm">
          <draw:text-box>
            <text:p text:style-name="P2"><text:span text:style-name="T4">Огородник К.В.</text:span></text:p>
          </draw:text-box>
        </draw:frame>
        <draw:frame draw:style-name="gr4" draw:text-style-name="P3" draw:layer="layout" svg:width="2.4cm" svg:height="0.48cm" svg:x="3.1cm" svg:y="26.487cm">
          <draw:text-box>
            <text:p text:style-name="P2"><text:span text:style-name="T5">Воловіковський.</text:span></text:p>
          </draw:text-box>
        </draw:frame>
        <draw:frame draw:style-name="gr7" draw:text-style-name="P3" draw:layer="layout" svg:width="11.3cm" svg:height="0.838cm" svg:x="8.3cm" svg:y="25.364cm">
          <draw:text-box>
            <text:p text:style-name="P5"><text:span text:style-name="T6">ВНТУ 153.КП.</text:span><text:span text:style-name="T7">МПТ</text:span><text:span text:style-name="T8">.140.01</text:span></text:p>
          </draw:text-box>
        </draw:frame>
        <draw:frame draw:style-name="gr4" draw:text-style-name="P3" draw:layer="layout" svg:width="1cm" svg:height="0.48cm" svg:x="16.7cm" svg:y="26.932cm">
          <draw:text-box>
            <text:p text:style-name="P2"><text:span text:style-name="T1">2</text:span></text:p>
          </draw:text-box>
        </draw:frame>
        <draw:frame draw:style-name="gr4" draw:text-style-name="P3" draw:layer="layout" svg:width="1cm" svg:height="0.48cm" svg:x="18.3cm" svg:y="26.932cm">
          <draw:text-box>
            <text:p text:style-name="P2"><text:span text:style-name="T1">2</text:span></text:p>
          </draw:text-box>
        </draw:frame>
        <draw:frame draw:style-name="gr4" draw:text-style-name="P3" draw:layer="layout" svg:width="1.823cm" svg:height="0.48cm" svg:x="1.389cm" svg:y="27.452cm">
          <draw:text-box>
            <text:p text:style-name="P2"><text:span text:style-name="T1">Реценз.</text:span></text:p>
          </draw:text-box>
        </draw:frame>
        <draw:frame draw:style-name="gr4" draw:text-style-name="P3" draw:layer="layout" svg:width="3cm" svg:height="0.48cm" svg:x="2.8cm" svg:y="27.932cm">
          <draw:text-box>
            <text:p text:style-name="P2"><text:span text:style-name="T4">Огородник К.В.</text:span></text:p>
          </draw:text-box>
        </draw:frame>
        <draw:frame draw:style-name="gr4" draw:text-style-name="P3" draw:layer="layout" svg:width="3cm" svg:height="0.48cm" svg:x="2.8cm" svg:y="28.432cm">
          <draw:text-box>
            <text:p text:style-name="P2"><text:span text:style-name="T5">Білинський Й.Й.</text:span></text:p>
          </draw:text-box>
        </draw:frame>
        <draw:line draw:style-name="gr8" draw:text-style-name="P1" draw:layer="layout" svg:x1="2.3cm" svg:y1="1.332cm" svg:x2="2.3cm" svg:y2="5.431cm">
          <text:p/>
        </draw:line>
        <draw:line draw:style-name="gr8" draw:text-style-name="P1" draw:layer="layout" svg:x1="3.3cm" svg:y1="1.332cm" svg:x2="3.3cm" svg:y2="5.431cm">
          <text:p/>
        </draw:line>
        <draw:line draw:style-name="gr8" draw:text-style-name="P1" draw:layer="layout" svg:x1="4.3cm" svg:y1="1.332cm" svg:x2="4.3cm" svg:y2="5.431cm">
          <text:p/>
        </draw:line>
        <draw:line draw:style-name="gr8" draw:text-style-name="P1" draw:layer="layout" svg:x1="9.3cm" svg:y1="1.332cm" svg:x2="9.3cm" svg:y2="5.431cm">
          <text:p/>
        </draw:line>
        <draw:line draw:style-name="gr8" draw:text-style-name="P1" draw:layer="layout" svg:x1="17.3cm" svg:y1="1.332cm" svg:x2="17.3cm" svg:y2="5.431cm">
          <text:p/>
        </draw:line>
        <draw:line draw:style-name="gr8" draw:text-style-name="P1" draw:layer="layout" svg:x1="18.3cm" svg:y1="1.332cm" svg:x2="18.3cm" svg:y2="24.931cm">
          <text:p/>
        </draw:line>
        <draw:line draw:style-name="gr8" draw:text-style-name="P1" draw:layer="layout" svg:x1="19.85cm" svg:y1="3.432cm" svg:x2="1.35cm" svg:y2="3.432cm">
          <text:p/>
        </draw:line>
        <draw:frame draw:style-name="gr9" draw:text-style-name="P3" draw:layer="layout" svg:width="2.078cm" svg:height="1cm" draw:transform="rotate (1.5707963267949) translate (1.3cm 3.432cm)">
          <draw:text-box>
            <text:p text:style-name="P2"><text:span text:style-name="T9">Формат</text:span></text:p>
          </draw:text-box>
        </draw:frame>
        <draw:frame draw:style-name="gr9" draw:text-style-name="P3" draw:layer="layout" svg:width="2.078cm" svg:height="1cm" draw:transform="rotate (1.5707963267949) translate (2.3cm 3.432cm)">
          <draw:text-box>
            <text:p text:style-name="P2"><text:span text:style-name="T9">Зона</text:span></text:p>
          </draw:text-box>
        </draw:frame>
        <draw:frame draw:style-name="gr9" draw:text-style-name="P3" draw:layer="layout" svg:width="2.078cm" svg:height="1cm" draw:transform="rotate (1.5707963267949) translate (3.3cm 3.432cm)">
          <draw:text-box>
            <text:p text:style-name="P2"><text:span text:style-name="T9">Поз.</text:span></text:p>
          </draw:text-box>
        </draw:frame>
        <draw:frame draw:style-name="gr10" draw:text-style-name="P3" draw:layer="layout" svg:width="4cm" svg:height="1.925cm" svg:x="4.8cm" svg:y="1.432cm">
          <draw:text-box>
            <text:p text:style-name="P2"><text:span text:style-name="T10">Позначення</text:span></text:p>
          </draw:text-box>
        </draw:frame>
        <draw:frame draw:style-name="gr10" draw:text-style-name="P3" draw:layer="layout" svg:width="4cm" svg:height="1.925cm" svg:x="11.8cm" svg:y="1.469cm">
          <draw:text-box>
            <text:p text:style-name="P2"><text:span text:style-name="T10">Найменування</text:span></text:p>
          </draw:text-box>
        </draw:frame>
        <draw:frame draw:style-name="gr9" draw:text-style-name="P3" draw:layer="layout" svg:width="2.078cm" svg:height="1cm" draw:transform="rotate (1.5707963267949) translate (17.3cm 3.432cm)">
          <draw:text-box>
            <text:p text:style-name="P2"><text:span text:style-name="T9">Кіл.</text:span></text:p>
          </draw:text-box>
        </draw:frame>
        <draw:frame draw:style-name="gr9" draw:text-style-name="P3" draw:layer="layout" svg:width="2.078cm" svg:height="1cm" draw:transform="rotate (1.5707963267949) translate (18.5cm 3.432cm)">
          <draw:text-box>
            <text:p text:style-name="P2"><text:span text:style-name="T9">Прим.</text:span></text:p>
          </draw:text-box>
        </draw:frame>
        <draw:line draw:style-name="gr8" draw:text-style-name="P1" draw:layer="layout" svg:x1="19.85cm" svg:y1="4.432cm" svg:x2="1.35cm" svg:y2="4.432cm">
          <text:p/>
        </draw:line>
        <draw:line draw:style-name="gr8" draw:text-style-name="P1" draw:layer="layout" svg:x1="17.3cm" svg:y1="1.432cm" svg:x2="17.3cm" svg:y2="25.031cm">
          <text:p/>
        </draw:line>
        <draw:line draw:style-name="gr8" draw:text-style-name="P1" draw:layer="layout" svg:x1="9.3cm" svg:y1="1.332cm" svg:x2="9.3cm" svg:y2="24.931cm">
          <text:p/>
        </draw:line>
        <draw:line draw:style-name="gr8" draw:text-style-name="P1" draw:layer="layout" svg:x1="4.3cm" svg:y1="1.354cm" svg:x2="4.3cm" svg:y2="24.953cm">
          <text:p/>
        </draw:line>
        <draw:line draw:style-name="gr8" draw:text-style-name="P1" draw:layer="layout" svg:x1="3.3cm" svg:y1="1.432cm" svg:x2="3.3cm" svg:y2="24.932cm">
          <text:p/>
        </draw:line>
        <draw:line draw:style-name="gr8" draw:text-style-name="P1" draw:layer="layout" svg:x1="2.3cm" svg:y1="1.432cm" svg:x2="2.3cm" svg:y2="24.932cm">
          <text:p/>
        </draw:line>
        <draw:line draw:style-name="gr8" draw:text-style-name="P1" draw:layer="layout" svg:x1="19.85cm" svg:y1="5.432cm" svg:x2="1.35cm" svg:y2="5.432cm">
          <text:p/>
        </draw:line>
        <draw:line draw:style-name="gr8" draw:text-style-name="P1" draw:layer="layout" svg:x1="19.85cm" svg:y1="6.432cm" svg:x2="1.35cm" svg:y2="6.432cm">
          <text:p/>
        </draw:line>
        <draw:line draw:style-name="gr8" draw:text-style-name="P1" draw:layer="layout" svg:x1="19.85cm" svg:y1="7.432cm" svg:x2="1.35cm" svg:y2="7.432cm">
          <text:p/>
        </draw:line>
        <draw:line draw:style-name="gr8" draw:text-style-name="P1" draw:layer="layout" svg:x1="19.85cm" svg:y1="8.432cm" svg:x2="1.35cm" svg:y2="8.432cm">
          <text:p/>
        </draw:line>
        <draw:line draw:style-name="gr8" draw:text-style-name="P1" draw:layer="layout" svg:x1="19.85cm" svg:y1="9.432cm" svg:x2="1.35cm" svg:y2="9.432cm">
          <text:p/>
        </draw:line>
        <draw:line draw:style-name="gr8" draw:text-style-name="P1" draw:layer="layout" svg:x1="19.85cm" svg:y1="10.432cm" svg:x2="1.35cm" svg:y2="10.432cm">
          <text:p/>
        </draw:line>
        <draw:line draw:style-name="gr8" draw:text-style-name="P1" draw:layer="layout" svg:x1="19.85cm" svg:y1="11.432cm" svg:x2="1.35cm" svg:y2="11.432cm">
          <text:p/>
        </draw:line>
        <draw:line draw:style-name="gr8" draw:text-style-name="P1" draw:layer="layout" svg:x1="19.85cm" svg:y1="12.432cm" svg:x2="1.35cm" svg:y2="12.432cm">
          <text:p/>
        </draw:line>
        <draw:line draw:style-name="gr8" draw:text-style-name="P1" draw:layer="layout" svg:x1="19.85cm" svg:y1="13.432cm" svg:x2="1.35cm" svg:y2="13.432cm">
          <text:p/>
        </draw:line>
        <draw:line draw:style-name="gr8" draw:text-style-name="P1" draw:layer="layout" svg:x1="19.85cm" svg:y1="14.432cm" svg:x2="1.35cm" svg:y2="14.432cm">
          <text:p/>
        </draw:line>
        <draw:line draw:style-name="gr8" draw:text-style-name="P1" draw:layer="layout" svg:x1="19.85cm" svg:y1="15.432cm" svg:x2="1.35cm" svg:y2="15.432cm">
          <text:p/>
        </draw:line>
        <draw:line draw:style-name="gr8" draw:text-style-name="P1" draw:layer="layout" svg:x1="19.85cm" svg:y1="16.432cm" svg:x2="1.35cm" svg:y2="16.432cm">
          <text:p/>
        </draw:line>
        <draw:line draw:style-name="gr8" draw:text-style-name="P1" draw:layer="layout" svg:x1="19.85cm" svg:y1="17.432cm" svg:x2="1.35cm" svg:y2="17.432cm">
          <text:p/>
        </draw:line>
        <draw:line draw:style-name="gr8" draw:text-style-name="P1" draw:layer="layout" svg:x1="19.85cm" svg:y1="18.432cm" svg:x2="1.35cm" svg:y2="18.432cm">
          <text:p/>
        </draw:line>
        <draw:line draw:style-name="gr8" draw:text-style-name="P1" draw:layer="layout" svg:x1="19.85cm" svg:y1="19.432cm" svg:x2="1.35cm" svg:y2="19.432cm">
          <text:p/>
        </draw:line>
        <draw:line draw:style-name="gr8" draw:text-style-name="P1" draw:layer="layout" svg:x1="19.85cm" svg:y1="20.432cm" svg:x2="1.35cm" svg:y2="20.432cm">
          <text:p/>
        </draw:line>
        <draw:line draw:style-name="gr8" draw:text-style-name="P1" draw:layer="layout" svg:x1="19.85cm" svg:y1="21.432cm" svg:x2="1.35cm" svg:y2="21.432cm">
          <text:p/>
        </draw:line>
        <draw:line draw:style-name="gr8" draw:text-style-name="P1" draw:layer="layout" svg:x1="19.85cm" svg:y1="22.407cm" svg:x2="1.35cm" svg:y2="22.407cm">
          <text:p/>
        </draw:line>
        <draw:line draw:style-name="gr8" draw:text-style-name="P1" draw:layer="layout" svg:x1="19.85cm" svg:y1="23.457cm" svg:x2="1.35cm" svg:y2="23.457cm">
          <text:p/>
        </draw:line>
        <draw:line draw:style-name="gr8" draw:text-style-name="P1" draw:layer="layout" svg:x1="19.85cm" svg:y1="24.432cm" svg:x2="1.35cm" svg:y2="24.432cm">
          <text:p/>
        </draw:line>
        <draw:frame draw:style-name="gr9" draw:text-style-name="P3" draw:layer="layout" svg:width="4cm" svg:height="1cm" svg:x="11.7cm" svg:y="3.432cm">
          <draw:text-box>
            <text:p text:style-name="P2"><text:span text:style-name="T11">Документація</text:span></text:p>
          </draw:text-box>
        </draw:frame>
        <draw:frame draw:style-name="gr9" draw:text-style-name="P3" draw:layer="layout" svg:width="5cm" svg:height="1cm" svg:x="11.3cm" svg:y="4.432cm">
          <draw:text-box>
            <text:p text:style-name="P2"><text:span text:style-name="T12">Складальне креслення</text:span></text:p>
          </draw:text-box>
        </draw:frame>
        <draw:frame draw:style-name="gr11" draw:text-style-name="P3" draw:layer="layout" svg:width="1cm" svg:height="0.969cm" svg:x="17.3cm" svg:y="4.432cm">
          <draw:text-box>
            <text:p text:style-name="P2"><text:span text:style-name="T12">1</text:span></text:p>
          </draw:text-box>
        </draw:frame>
        <draw:frame draw:style-name="gr12" draw:text-style-name="P3" draw:layer="layout" svg:width="5cm" svg:height="1.419cm" svg:x="4.3cm" svg:y="4.223cm">
          <draw:text-box>
            <text:p text:style-name="P2"><text:span text:style-name="T12">08-05 КП. МПТ. <text:s text:c="3"/>001.00.005 СК</text:span></text:p>
          </draw:text-box>
        </draw:frame>
        <draw:frame draw:style-name="gr9" draw:text-style-name="P3" draw:layer="layout" svg:width="4cm" svg:height="1cm" svg:x="11.8cm" svg:y="5.432cm">
          <draw:text-box>
            <text:p text:style-name="P2"><text:span text:style-name="T11">Деталі</text:span></text:p>
          </draw:text-box>
        </draw:frame>
        <draw:frame draw:style-name="gr9" draw:text-style-name="P3" draw:layer="layout" svg:width="5cm" svg:height="1cm" svg:x="11.3cm" svg:y="6.432cm">
          <draw:text-box>
            <text:p text:style-name="P2"><text:span text:style-name="T12">Плата СФ-2-35-1,5</text:span></text:p>
          </draw:text-box>
        </draw:frame>
        <draw:frame draw:style-name="gr11" draw:text-style-name="P3" draw:layer="layout" svg:width="1cm" svg:height="0.969cm" svg:x="17.3cm" svg:y="6.463cm">
          <draw:text-box>
            <text:p text:style-name="P2"><text:span text:style-name="T12">1</text:span></text:p>
          </draw:text-box>
        </draw:frame>
        <draw:frame draw:style-name="gr11" draw:text-style-name="P3" draw:layer="layout" svg:width="1cm" svg:height="0.969cm" svg:x="3.3cm" svg:y="6.463cm">
          <draw:text-box>
            <text:p text:style-name="P2"><text:span text:style-name="T12">1</text:span></text:p>
          </draw:text-box>
        </draw:frame>
        <draw:frame draw:style-name="gr12" draw:text-style-name="P3" draw:layer="layout" svg:width="5cm" svg:height="1.419cm" svg:x="4.3cm" svg:y="6.223cm">
          <draw:text-box>
            <text:p text:style-name="P2"><text:span text:style-name="T12">08-05 КП. МПТ. <text:s text:c="2"/>001.00.004</text:span></text:p>
          </draw:text-box>
        </draw:frame>
        <draw:frame draw:style-name="gr11" draw:text-style-name="P3" draw:layer="layout" svg:width="1cm" svg:height="0.969cm" svg:x="1.3cm" svg:y="4.463cm">
          <draw:text-box>
            <text:p text:style-name="P2"><text:span text:style-name="T12">А3</text:span></text:p>
          </draw:text-box>
        </draw:frame>
        <draw:frame draw:style-name="gr11" draw:text-style-name="P3" draw:layer="layout" svg:width="1cm" svg:height="0.969cm" svg:x="1.3cm" svg:y="6.432cm">
          <draw:text-box>
            <text:p text:style-name="P2"><text:span text:style-name="T12">А3</text:span></text:p>
          </draw:text-box>
        </draw:frame>
        <draw:frame draw:style-name="gr9" draw:text-style-name="P3" draw:layer="layout" svg:width="6cm" svg:height="1cm" svg:x="10.8cm" svg:y="7.432cm">
          <draw:text-box>
            <text:p text:style-name="P2"><text:span text:style-name="T11">Стандартні вироби</text:span></text:p>
          </draw:text-box>
        </draw:frame>
        <draw:frame draw:style-name="gr11" draw:text-style-name="P3" draw:layer="layout" svg:width="1cm" svg:height="0.969cm" svg:x="3.3cm" svg:y="8.432cm">
          <draw:text-box>
            <text:p text:style-name="P2"><text:span text:style-name="T12">2</text:span></text:p>
          </draw:text-box>
        </draw:frame>
        <draw:frame draw:style-name="gr11" draw:text-style-name="P3" draw:layer="layout" svg:width="1cm" svg:height="0.969cm" svg:x="3.3cm" svg:y="9.401cm">
          <draw:text-box>
            <text:p text:style-name="P2"><text:span text:style-name="T12">3</text:span></text:p>
          </draw:text-box>
        </draw:frame>
        <draw:frame draw:style-name="gr11" draw:text-style-name="P3" draw:layer="layout" svg:width="1cm" svg:height="0.969cm" svg:x="3.3cm" svg:y="10.463cm">
          <draw:text-box>
            <text:p text:style-name="P2"><text:span text:style-name="T12">4</text:span></text:p>
          </draw:text-box>
        </draw:frame>
        <draw:frame draw:style-name="gr11" draw:text-style-name="P3" draw:layer="layout" svg:width="1cm" svg:height="0.969cm" svg:x="3.3cm" svg:y="11.463cm">
          <draw:text-box>
            <text:p text:style-name="P2"><text:span text:style-name="T12">5</text:span></text:p>
          </draw:text-box>
        </draw:frame>
        <draw:frame draw:style-name="gr11" draw:text-style-name="P3" draw:layer="layout" svg:width="1cm" svg:height="0.969cm" svg:x="3.3cm" svg:y="12.432cm">
          <draw:text-box>
            <text:p text:style-name="P2"><text:span text:style-name="T12">6</text:span></text:p>
          </draw:text-box>
        </draw:frame>
        <draw:frame draw:style-name="gr11" draw:text-style-name="P3" draw:layer="layout" svg:width="1cm" svg:height="0.969cm" svg:x="3.3cm" svg:y="13.432cm">
          <draw:text-box>
            <text:p text:style-name="P2"><text:span text:style-name="T12">7</text:span></text:p>
          </draw:text-box>
        </draw:frame>
        <draw:frame draw:style-name="gr11" draw:text-style-name="P3" draw:layer="layout" svg:width="1cm" svg:height="0.969cm" svg:x="3.3cm" svg:y="14.432cm">
          <draw:text-box>
            <text:p text:style-name="P2"><text:span text:style-name="T12">8</text:span></text:p>
          </draw:text-box>
        </draw:frame>
        <draw:frame draw:style-name="gr11" draw:text-style-name="P3" draw:layer="layout" svg:width="1cm" svg:height="0.969cm" svg:x="3.3cm" svg:y="15.401cm">
          <draw:text-box>
            <text:p text:style-name="P2"><text:span text:style-name="T12">9</text:span></text:p>
          </draw:text-box>
        </draw:frame>
        <draw:frame draw:style-name="gr11" draw:text-style-name="P3" draw:layer="layout" svg:width="1cm" svg:height="0.969cm" svg:x="3.3cm" svg:y="16.463cm">
          <draw:text-box>
            <text:p text:style-name="P2"><text:span text:style-name="T12">10</text:span></text:p>
          </draw:text-box>
        </draw:frame>
        <draw:frame draw:style-name="gr9" draw:text-style-name="P3" draw:layer="layout" svg:width="5cm" svg:height="1cm" svg:x="10.5cm" svg:y="12.4cm">
          <draw:text-box>
            <text:p text:style-name="P2"><text:span text:style-name="T12">Atmega 8</text:span></text:p>
          </draw:text-box>
        </draw:frame>
        <draw:frame draw:style-name="gr11" draw:text-style-name="P3" draw:layer="layout" svg:width="1cm" svg:height="0.969cm" svg:x="17.3cm" svg:y="8.463cm">
          <draw:text-box>
            <text:p text:style-name="P2"><text:span text:style-name="T12">2</text:span></text:p>
          </draw:text-box>
        </draw:frame>
        <draw:frame draw:style-name="gr11" draw:text-style-name="P3" draw:layer="layout" svg:width="1cm" svg:height="0.969cm" svg:x="17.3cm" svg:y="9.463cm">
          <draw:text-box>
            <text:p text:style-name="P2"><text:span text:style-name="T12">1</text:span></text:p>
          </draw:text-box>
        </draw:frame>
        <draw:frame draw:style-name="gr11" draw:text-style-name="P3" draw:layer="layout" svg:width="1cm" svg:height="0.969cm" svg:x="17.3cm" svg:y="10.432cm">
          <draw:text-box>
            <text:p text:style-name="P2"><text:span text:style-name="T12">1</text:span></text:p>
          </draw:text-box>
        </draw:frame>
        <draw:frame draw:style-name="gr11" draw:text-style-name="P3" draw:layer="layout" svg:width="1cm" svg:height="0.969cm" svg:x="17.3cm" svg:y="11.463cm">
          <draw:text-box>
            <text:p text:style-name="P2"><text:span text:style-name="T12">1</text:span></text:p>
          </draw:text-box>
        </draw:frame>
        <draw:frame draw:style-name="gr11" draw:text-style-name="P3" draw:layer="layout" svg:width="1cm" svg:height="0.969cm" svg:x="17.3cm" svg:y="12.432cm">
          <draw:text-box>
            <text:p text:style-name="P2"><text:span text:style-name="T12">1</text:span></text:p>
          </draw:text-box>
        </draw:frame>
        <draw:frame draw:style-name="gr11" draw:text-style-name="P3" draw:layer="layout" svg:width="1cm" svg:height="0.969cm" svg:x="17.3cm" svg:y="13.401cm">
          <draw:text-box>
            <text:p text:style-name="P2"><text:span text:style-name="T12">1</text:span></text:p>
          </draw:text-box>
        </draw:frame>
        <draw:frame draw:style-name="gr11" draw:text-style-name="P3" draw:layer="layout" svg:width="1cm" svg:height="0.969cm" svg:x="17.3cm" svg:y="14.432cm">
          <draw:text-box>
            <text:p text:style-name="P2"><text:span text:style-name="T12">1</text:span></text:p>
          </draw:text-box>
        </draw:frame>
        <draw:frame draw:style-name="gr11" draw:text-style-name="P3" draw:layer="layout" svg:width="1cm" svg:height="0.969cm" svg:x="17.3cm" svg:y="15.494cm">
          <draw:text-box>
            <text:p text:style-name="P2"><text:span text:style-name="T12">2</text:span></text:p>
          </draw:text-box>
        </draw:frame>
        <draw:frame draw:style-name="gr11" draw:text-style-name="P3" draw:layer="layout" svg:width="1cm" svg:height="0.969cm" svg:x="17.3cm" svg:y="16.463cm">
          <draw:text-box>
            <text:p text:style-name="P2"><text:span text:style-name="T12">5</text:span></text:p>
          </draw:text-box>
        </draw:frame>
        <draw:frame draw:style-name="gr9" draw:text-style-name="P3" draw:layer="layout" svg:width="5cm" svg:height="1cm" svg:x="10.2cm" svg:y="14.3cm">
          <draw:text-box>
            <text:p text:style-name="P2"><text:span text:style-name="T12">16MHz</text:span></text:p>
          </draw:text-box>
        </draw:frame>
        <draw:frame draw:style-name="gr9" draw:text-style-name="P3" draw:layer="layout" svg:width="5cm" svg:height="1cm" svg:x="11.9cm" svg:y="15.2cm">
          <draw:text-box>
            <text:p text:style-name="P6"><text:span text:style-name="T13">ULF-3461ASR</text:span></text:p>
          </draw:text-box>
        </draw:frame>
        <draw:frame draw:style-name="gr9" draw:text-style-name="P3" draw:layer="layout" svg:width="5cm" svg:height="1cm" svg:x="10.4cm" svg:y="16.5cm">
          <draw:text-box>
            <text:p text:style-name="P2"><text:span text:style-name="T12">Button</text:span></text:p>
          </draw:text-box>
        </draw:frame>
        <draw:frame draw:style-name="gr9" draw:text-style-name="P4" draw:layer="layout" svg:width="4.5cm" svg:height="1cm" svg:x="10.6cm" svg:y="13.4cm">
          <draw:text-box>
            <text:p text:style-name="P2"><text:span text:style-name="T14">LM7805</text:span></text:p>
          </draw:text-box>
        </draw:frame>
        <draw:frame draw:style-name="gr13" draw:text-style-name="P3" draw:layer="layout" svg:width="4.985cm" svg:height="0.874cm" svg:x="11.615cm" svg:y="9.6cm">
          <draw:text-box>
            <text:p><text:span text:style-name="T15">CAP CER_DISC 100 n</text:span></text:p>
          </draw:text-box>
        </draw:frame>
        <draw:frame draw:style-name="gr14" draw:text-style-name="P3" draw:layer="layout" svg:width="5.117cm" svg:height="1.199cm" svg:x="11.583cm" svg:y="10.6cm">
          <draw:text-box>
            <text:p><text:span text:style-name="T15">CAP CER_DISC 100 </text:span><text:span text:style-name="T12">µ</text:span></text:p>
          </draw:text-box>
        </draw:frame>
        <draw:frame draw:style-name="gr14" draw:text-style-name="P3" draw:layer="layout" svg:width="4.9cm" svg:height="1.199cm" svg:x="11.6cm" svg:y="11.5cm">
          <draw:text-box>
            <text:p><text:span text:style-name="T15">CAP CER_DISC 470 </text:span><text:span text:style-name="T12">µ</text:span></text:p>
          </draw:text-box>
        </draw:frame>
        <draw:frame draw:style-name="gr15" draw:text-style-name="P3" draw:layer="layout" svg:width="4.693cm" svg:height="0.726cm" svg:x="11.607cm" svg:y="8.574cm">
          <draw:text-box>
            <text:p><text:span text:style-name="T15">CAP CER_DISC 22 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ISOCPEUR3" svg:font-family="ISOCPEUR"/>
    <style:font-face style:name="Journal Cyr" svg:font-family="'Journal Cyr'"/>
    <style:font-face style:name="Arial1" svg:font-family="Arial" style:font-pitch="variable"/>
    <style:font-face style:name="GOST type B" svg:font-family="'GOST type B'" style:font-pitch="variable"/>
    <style:font-face style:name="ISOCPEUR2" svg:font-family="ISOCPEUR" style:font-pitch="variable"/>
    <style:font-face style:name="Journal Cyr1" svg:font-family="'Journal Cyr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ISOCPEUR" svg:font-family="ISOCPEUR, 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ISOCPEUR1" svg:font-family="ISOCPEUR, Arial" style:font-family-generic="swiss" style:font-pitch="variable"/>
    <style:font-face style:name="ISOCPEUR4" svg:font-family="ISOCPEUR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4pt" fo:language="ru" fo:country="RU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_d7_åðòåæíûé" style:display-name="×åðòåæíûé" style:family="graphic">
      <style:paragraph-properties fo:margin-left="0cm" fo:margin-right="0cm" fo:text-align="justify" fo:text-indent="0cm" style:text-autospace="ideograph-alpha"/>
      <style:text-properties style:font-name="ISOCPEUR1" fo:font-family="ISOCPEUR, Arial" style:font-family-generic="swiss" style:font-pitch="variable" fo:font-size="14pt" fo:language="uk" fo:country="UA" fo:font-style="italic" style:font-name-asian="ISOCPEUR1" style:font-family-asian="ISOCPEUR, Arial" style:font-family-generic-asian="swiss" style:font-pitch-asian="variable" style:font-size-asian="14pt" style:language-asian="ru" style:country-asian="RU" style:font-style-asian="italic" style:font-name-complex="ISOCPEUR1" style:font-family-complex="ISOCPEUR, Arial" style:font-family-generic-complex="swiss" style:font-pitch-complex="variable" style:font-size-complex="14pt" style:language-complex="ar" style:country-complex="SA" style:font-style-complex="italic"/>
    </style:style>
  </office:styles>
  <office:automatic-styles>
    <style:page-layout style:name="PM0">
      <style:page-layout-properties fo:margin-top="0cm" fo:margin-bottom="0cm" fo:margin-left="0cm" fo:margin-right="0cm" fo:page-width="21cm" fo:page-height="29.6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1-12T15:15:31.838000000</dc:date>
    <meta:creation-date>2019-12-26T22:28:12Z</meta:creation-date>
    <meta:generator>LibreOffice/7.0.4.2$Windows_X86_64 LibreOffice_project/dcf040e67528d9187c66b2379df5ea4407429775</meta:generator>
    <meta:editing-duration>PT2H55M22S</meta:editing-duration>
    <meta:editing-cycles>9</meta:editing-cycles>
    <meta:document-statistic meta:object-count="124"/>
  </office:meta>
</office:document-meta>
</file>